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12126" officeooo:paragraph-rsid="00129f3c"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1eb8a" officeooo:paragraph-rsid="00129f3c"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11eb8a" officeooo:paragraph-rsid="0012bc97"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12bc97" officeooo:paragraph-rsid="0012bc97"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12bc97" officeooo:paragraph-rsid="0014ff86"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officeooo:rsid="00164163" officeooo:paragraph-rsid="00164163"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014ff86" officeooo:paragraph-rsid="0014ff86" style:font-size-asian="12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paragraph-rsid="00129f3c" style:font-size-asian="12pt" style:font-size-complex="12pt"/>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139a08" officeooo:paragraph-rsid="0014ff86"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size="12pt" fo:font-weight="normal" officeooo:rsid="0010a796" officeooo:paragraph-rsid="000df34f" style:font-size-asian="12pt" style:font-weight-asian="normal" style:font-size-complex="12pt"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size="12pt" fo:font-weight="normal" officeooo:rsid="0012bc97" officeooo:paragraph-rsid="0014ff86" style:font-size-asian="12pt" style:font-weight-asian="normal" style:font-size-complex="12pt"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size="12pt" fo:font-weight="normal" officeooo:rsid="0012bc97" officeooo:paragraph-rsid="0012bc97" style:font-size-asian="12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size="12pt" fo:font-weight="normal" officeooo:rsid="0012bc97" officeooo:paragraph-rsid="00129f3c" style:font-size-asian="12pt" style:font-weight-asian="normal"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variant="normal" fo:text-transform="none" style:use-window-font-color="true" style:font-name="Liberation Serif" fo:font-size="12pt" fo:letter-spacing="normal" fo:font-style="normal" fo:font-weight="normal" officeooo:rsid="000bfa12" officeooo:paragraph-rsid="000d0e14" style:font-size-asian="12pt" style:font-weight-asian="normal" style:font-size-complex="12pt"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00bfa12" officeooo:paragraph-rsid="000d0e14" style:font-size-asian="12pt" style:font-weight-asian="normal" style:font-size-complex="12pt" style:font-weight-complex="normal"/>
    </style:style>
    <style:style style:name="P16" style:family="paragraph" style:parent-style-name="Standard">
      <style:text-properties style:use-window-font-color="true" style:font-name="Liberation Serif" fo:font-size="12pt" fo:font-weight="normal" officeooo:rsid="00129f3c" officeooo:paragraph-rsid="00129f3c"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officeooo:rsid="0011eb8a" style:font-weight-asian="normal" style:font-weight-complex="normal"/>
    </style:style>
    <style:style style:name="T3" style:family="text">
      <style:text-properties officeooo:rsid="00194f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Declarations for: </text:span>GNUS-D-16-00040</text:p>
      <text:p text:style-name="P15">Title: A unified framework of demographic time</text:p>
      <text:p text:style-name="P16">Authors: Tim Riffe, Jonas Schöley, and Francisco Villavicencio</text:p>
      <text:p text:style-name="P10"/>
      <text:p text:style-name="P13"/>
      <text:p text:style-name="P11">1) Competing interests:</text:p>
      <text:p text:style-name="P11">We declare no competing interests.</text:p>
      <text:p text:style-name="P12"/>
      <text:p text:style-name="P5">2) Authors' contributions.</text:p>
      <text:p text:style-name="P9">All authors contributed to the conception, drafting, and revision of the manuscript.</text:p>
      <text:p text:style-name="P4"/>
      <text:p text:style-name="P5">3) Acknowledgement:</text:p>
      <text:p text:style-name="P9">We are grateful to Pil H. Chung, John MacInnes, and Jeroen Spijker and Alyson van Raalte for their contributions to parallel work that is discussed in the applications section. Thanks to the HMD team in Berkeley for supporting early development of this project, and to Mikko Myrskylä and Frans Willekens for encouragement and advice. </text:p>
      <text:p text:style-name="P3"/>
      <text:p text:style-name="P7">4) Funding:</text:p>
      <text:p text:style-name="P8"><text:span text:style-name="T2">Research reported in this manuscript </text:span>was supported by the U.S. National Institute On Aging of the National Institutes of Health under award numbers R01-AG011552 and R01-AG040245. The content is solely the responsibility of the authors and does not necessarily represent the official views of the funding agencies.</text:p>
      <text:p text:style-name="P2"/>
      <text:p text:style-name="P6">5) Ethics:</text:p>
      <text:p text:style-name="P6">We have no ethical conflicts to declare</text:p>
      <text:p text:style-name="P6"/>
      <text:p text:style-name="P6">6) Availability of data and materials:</text:p>
      <text:p text:style-name="P6">All work presented in this manuscript is located in a public access github repository: <text:a xlink:type="simple" xlink:href="https://github.com/timriffe/APCT">https://github.com/timriffe/APCT</text:a></text:p>
      <text:p text:style-name="P6">This repository contains LaTeX code for the manuscript, as well as earlier drafts, presentations, R code, figures, as well as code to replicate the applications results, which were based on publicly available RAND data for the HRS. </text:p>
      <text:p text:style-name="P6"/>
      <text:p text:style-name="P6">(note to editors: this repository will be cleaned and organized after acceptance, and then given a Zenodo DOI link, per the Springer recommendations)</text:p>
      <text:p text:style-name="P6"/>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Riffe</meta:initial-creator>
    <meta:creation-date>2015-11-04T17:32:30.596896955</meta:creation-date>
    <dc:date>2016-09-09T15:27:02.902161321</dc:date>
    <dc:creator>Tim Riffe</dc:creator>
    <meta:editing-duration>PT24M5S</meta:editing-duration>
    <meta:editing-cycles>8</meta:editing-cycles>
    <meta:generator>LibreOffice/4.2.8.2$Linux_X86_64 LibreOffice_project/420m0$Build-2</meta:generator>
    <meta:document-statistic meta:table-count="0" meta:image-count="0" meta:object-count="0" meta:page-count="1" meta:paragraph-count="17" meta:word-count="236" meta:character-count="1572" meta:non-whitespace-character-count="1351"/>
  </office:meta>
</office:document-meta>
</file>